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4" style:parent-style-name="LO-Normal" style:family="paragraph">
      <style:paragraph-properties fo:margin-bottom="0in" fo:margin-right="-1.1812in"/>
    </style:style>
    <style:style style:name="T585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187547943BR</text:p>
        </text:list-item>
        <text:list-item>
          <text:p text:style-name="P305">AK187405035BR</text:p>
        </text:list-item>
        <text:list-item>
          <text:p text:style-name="P306">AK188377185BR</text:p>
        </text:list-item>
        <text:list-item>
          <text:p text:style-name="P307">AK187894523BR</text:p>
        </text:list-item>
        <text:list-item>
          <text:p text:style-name="P308">AA160655051BR</text:p>
        </text:list-item>
        <text:list-item>
          <text:p text:style-name="P309">AK187590323BR</text:p>
        </text:list-item>
        <text:list-item>
          <text:p text:style-name="P310">AA160913541BR</text:p>
        </text:list-item>
        <text:list-item>
          <text:p text:style-name="P311">AK187942802BR</text:p>
        </text:list-item>
        <text:list-item>
          <text:p text:style-name="P312">AK187710264BR</text:p>
        </text:list-item>
        <text:list-item>
          <text:p text:style-name="P313">AA160694789BR</text:p>
        </text:list-item>
        <text:list-item>
          <text:p text:style-name="P314">AA160690835BR</text:p>
        </text:list-item>
        <text:list-item>
          <text:p text:style-name="P315">AK187417529BR</text:p>
        </text:list-item>
        <text:list-item>
          <text:p text:style-name="P316">AK188000045BR</text:p>
        </text:list-item>
        <text:list-item>
          <text:p text:style-name="P317">AK186431215BR</text:p>
        </text:list-item>
        <text:list-item>
          <text:p text:style-name="P318">AA160218952BR</text:p>
        </text:list-item>
        <text:list-item>
          <text:p text:style-name="P319">AA159765973BR</text:p>
        </text:list-item>
        <text:list-item>
          <text:p text:style-name="P320">AK187750997BR</text:p>
        </text:list-item>
        <text:list-item>
          <text:p text:style-name="P321">AK187839195BR</text:p>
        </text:list-item>
        <text:list-item>
          <text:p text:style-name="P322">AK187727392BR</text:p>
        </text:list-item>
        <text:list-item>
          <text:p text:style-name="P323">AA160796624BR</text:p>
        </text:list-item>
        <text:list-item>
          <text:p text:style-name="P324">AK187875759BR</text:p>
        </text:list-item>
        <text:list-item>
          <text:p text:style-name="P325">AK188516580BR</text:p>
        </text:list-item>
        <text:list-item>
          <text:p text:style-name="P326">AK188434523BR</text:p>
        </text:list-item>
        <text:list-item>
          <text:p text:style-name="P327">AK188403835BR</text:p>
        </text:list-item>
        <text:list-item>
          <text:p text:style-name="P328">AK188237404BR</text:p>
        </text:list-item>
        <text:list-item>
          <text:p text:style-name="P329">AA160604783BR</text:p>
        </text:list-item>
        <text:list-item>
          <text:p text:style-name="P330">AK187671755BR</text:p>
        </text:list-item>
        <text:list-item>
          <text:p text:style-name="P331">AA160723370BR</text:p>
        </text:list-item>
        <text:list-item>
          <text:p text:style-name="P332">AK187754305BR</text:p>
        </text:list-item>
        <text:list-item>
          <text:p text:style-name="P333">AK187666530BR</text:p>
        </text:list-item>
        <text:list-item>
          <text:p text:style-name="P334">AK187721253BR</text:p>
        </text:list-item>
        <text:list-item>
          <text:p text:style-name="P335">AA160716609BR</text:p>
        </text:list-item>
        <text:list-item>
          <text:p text:style-name="P336">AK188350094BR</text:p>
        </text:list-item>
        <text:list-item>
          <text:p text:style-name="P337">AA160943818BR</text:p>
        </text:list-item>
        <text:list-item>
          <text:p text:style-name="P338">AK187194565BR</text:p>
        </text:list-item>
        <text:list-item>
          <text:p text:style-name="P339">AK187260137BR</text:p>
        </text:list-item>
        <text:list-item>
          <text:p text:style-name="P340">AK187259902BR</text:p>
        </text:list-item>
        <text:list-item>
          <text:p text:style-name="P341">AA160646426BR</text:p>
        </text:list-item>
        <text:list-item>
          <text:p text:style-name="P342">AK188186764BR</text:p>
        </text:list-item>
        <text:list-item>
          <text:p text:style-name="P343">AK187216221BR</text:p>
        </text:list-item>
        <text:list-item>
          <text:p text:style-name="P344">AK187948685BR</text:p>
        </text:list-item>
        <text:list-item>
          <text:p text:style-name="P345">AK187558844BR</text:p>
        </text:list-item>
        <text:list-item>
          <text:p text:style-name="P346">AK187911527BR</text:p>
        </text:list-item>
        <text:list-item>
          <text:p text:style-name="P347">AK187515455BR</text:p>
        </text:list-item>
        <text:list-item>
          <text:p text:style-name="P348">AA160671394BR</text:p>
        </text:list-item>
        <text:list-item>
          <text:p text:style-name="P349">AA160541567BR</text:p>
        </text:list-item>
        <text:list-item>
          <text:p text:style-name="P350">QR301379375BR</text:p>
        </text:list-item>
        <text:list-item>
          <text:p text:style-name="P351">QR301379353BR</text:p>
        </text:list-item>
        <text:list-item>
          <text:p text:style-name="P352">QR301379340BR</text:p>
        </text:list-item>
        <text:list-item>
          <text:p text:style-name="P353">SY422772784BR</text:p>
        </text:list-item>
        <text:list-item>
          <text:p text:style-name="P354">QR301379336BR</text:p>
        </text:list-item>
        <text:list-item>
          <text:p text:style-name="P355">QR301379322BR</text:p>
        </text:list-item>
        <text:list-item>
          <text:p text:style-name="P356">AK187143688BR</text:p>
        </text:list-item>
        <text:list-item>
          <text:p text:style-name="P357">AK187115537BR</text:p>
        </text:list-item>
        <text:list-item>
          <text:p text:style-name="P358">AK186637656BR</text:p>
        </text:list-item>
        <text:list-item>
          <text:p text:style-name="P359">AK187216408BR</text:p>
        </text:list-item>
        <text:list-item>
          <text:p text:style-name="P360">AA160731711BR</text:p>
        </text:list-item>
        <text:list-item>
          <text:p text:style-name="P361">AK188519365BR</text:p>
        </text:list-item>
        <text:list-item>
          <text:p text:style-name="P362">AK188221934BR</text:p>
        </text:list-item>
        <text:list-item>
          <text:p text:style-name="P363">AA160709510BR</text:p>
        </text:list-item>
        <text:list-item>
          <text:p text:style-name="P364">AA160883442BR</text:p>
        </text:list-item>
        <text:list-item>
          <text:p text:style-name="P365">AK187237133BR</text:p>
        </text:list-item>
        <text:list-item>
          <text:p text:style-name="P366">AK188009870BR</text:p>
        </text:list-item>
        <text:list-item>
          <text:p text:style-name="P367">AK187896175BR</text:p>
        </text:list-item>
        <text:list-item>
          <text:p text:style-name="P368">AK187571443BR</text:p>
        </text:list-item>
        <text:list-item>
          <text:p text:style-name="P369">AK187310195BR</text:p>
        </text:list-item>
        <text:list-item>
          <text:p text:style-name="P370">AK187492082BR</text:p>
        </text:list-item>
        <text:list-item>
          <text:p text:style-name="P371">AA160670765BR</text:p>
        </text:list-item>
        <text:list-item>
          <text:p text:style-name="P372">AA160647877BR</text:p>
        </text:list-item>
        <text:list-item>
          <text:p text:style-name="P373">AK187333157BR</text:p>
        </text:list-item>
        <text:list-item>
          <text:p text:style-name="P374">AA161004180BR</text:p>
        </text:list-item>
        <text:list-item>
          <text:p text:style-name="P375">AK188643889BR</text:p>
        </text:list-item>
        <text:list-item>
          <text:p text:style-name="P376">QR301379367BR</text:p>
        </text:list-item>
        <text:list-item>
          <text:p text:style-name="P377">QR301379319BR</text:p>
        </text:list-item>
        <text:list-item>
          <text:p text:style-name="P378">QR301379305BR</text:p>
        </text:list-item>
        <text:list-item>
          <text:p text:style-name="P379">QR301379296BR</text:p>
        </text:list-item>
        <text:list-item>
          <text:p text:style-name="P380">AK188348538BR</text:p>
        </text:list-item>
        <text:list-item>
          <text:p text:style-name="P381">AK187585235BR</text:p>
        </text:list-item>
        <text:list-item>
          <text:p text:style-name="P382">AK187558901BR</text:p>
        </text:list-item>
        <text:list-item>
          <text:p text:style-name="P383">AA160796071BR</text:p>
        </text:list-item>
        <text:list-item>
          <text:p text:style-name="P384">AK188170115BR</text:p>
        </text:list-item>
        <text:list-item>
          <text:p text:style-name="P385">AK188341375BR</text:p>
        </text:list-item>
        <text:list-item>
          <text:p text:style-name="P386">AK188180775BR</text:p>
        </text:list-item>
        <text:list-item>
          <text:p text:style-name="P387">AA160472861BR</text:p>
        </text:list-item>
        <text:list-item>
          <text:p text:style-name="P388">AA160771097BR</text:p>
        </text:list-item>
        <text:list-item>
          <text:p text:style-name="P389">AA160083481BR</text:p>
        </text:list-item>
        <text:list-item>
          <text:p text:style-name="P390">AK188266048BR</text:p>
        </text:list-item>
        <text:list-item>
          <text:p text:style-name="P391">AK187253697BR</text:p>
        </text:list-item>
        <text:list-item>
          <text:p text:style-name="P392">AK187487184BR</text:p>
        </text:list-item>
        <text:list-item>
          <text:p text:style-name="P393">AK187833997BR</text:p>
        </text:list-item>
        <text:list-item>
          <text:p text:style-name="P394">AK188516050BR</text:p>
        </text:list-item>
        <text:list-item>
          <text:p text:style-name="P395">AK187497867BR</text:p>
        </text:list-item>
        <text:list-item>
          <text:p text:style-name="P396">AK187717165BR</text:p>
        </text:list-item>
        <text:list-item>
          <text:p text:style-name="P397">AK188457997BR</text:p>
        </text:list-item>
        <text:list-item>
          <text:p text:style-name="P398">AK188376318BR</text:p>
        </text:list-item>
        <text:list-item>
          <text:p text:style-name="P399">AA160615035BR</text:p>
        </text:list-item>
        <text:list-item>
          <text:p text:style-name="P400">AA160213694BR</text:p>
        </text:list-item>
        <text:list-item>
          <text:p text:style-name="P401">AK187405375BR</text:p>
        </text:list-item>
        <text:list-item>
          <text:p text:style-name="P402">AK187405772BR</text:p>
        </text:list-item>
        <text:list-item>
          <text:p text:style-name="P403">AK187365680BR</text:p>
        </text:list-item>
        <text:list-item>
          <text:p text:style-name="P404">AK187825457BR</text:p>
        </text:list-item>
        <text:list-item>
          <text:p text:style-name="P405">AA160708797BR</text:p>
        </text:list-item>
        <text:list-item>
          <text:p text:style-name="P406">AA161996162BR</text:p>
        </text:list-item>
        <text:list-item>
          <text:p text:style-name="P407">AK189087811BR</text:p>
        </text:list-item>
        <text:list-item>
          <text:p text:style-name="P408">AK189864042BR</text:p>
        </text:list-item>
        <text:list-item>
          <text:p text:style-name="P409">AK187217125BR</text:p>
        </text:list-item>
        <text:list-item>
          <text:p text:style-name="P410">AK186465995BR</text:p>
        </text:list-item>
        <text:list-item>
          <text:p text:style-name="P411">AK186531615BR</text:p>
        </text:list-item>
        <text:list-item>
          <text:p text:style-name="P412">AA159793149BR</text:p>
        </text:list-item>
        <text:list-item>
          <text:p text:style-name="P413">AK186579984BR</text:p>
        </text:list-item>
        <text:list-item>
          <text:p text:style-name="P414">AK186601965BR</text:p>
        </text:list-item>
        <text:list-item>
          <text:p text:style-name="P415">AK187185351BR</text:p>
        </text:list-item>
        <text:list-item>
          <text:p text:style-name="P416">AK186617033BR</text:p>
        </text:list-item>
        <text:list-item>
          <text:p text:style-name="P417">AA160926823BR</text:p>
        </text:list-item>
        <text:list-item>
          <text:p text:style-name="P418">AK188688559BR</text:p>
        </text:list-item>
        <text:list-item>
          <text:p text:style-name="P419">AK187875189BR</text:p>
        </text:list-item>
        <text:list-item>
          <text:p text:style-name="P420">AK187789437BR</text:p>
        </text:list-item>
        <text:list-item>
          <text:p text:style-name="P421">SY422772930BR</text:p>
        </text:list-item>
        <text:list-item>
          <text:p text:style-name="P422">AA160488230BR</text:p>
        </text:list-item>
        <text:list-item>
          <text:p text:style-name="P423">AK187528431BR</text:p>
        </text:list-item>
        <text:list-item>
          <text:p text:style-name="P424">AK187968950BR</text:p>
        </text:list-item>
        <text:list-item>
          <text:p text:style-name="P425">AA160589998BR</text:p>
        </text:list-item>
        <text:list-item>
          <text:p text:style-name="P426">AA160073175BR</text:p>
        </text:list-item>
        <text:list-item>
          <text:p text:style-name="P427">AK187968380BR</text:p>
        </text:list-item>
        <text:list-item>
          <text:p text:style-name="P428">AK187190780BR</text:p>
        </text:list-item>
        <text:list-item>
          <text:p text:style-name="P429">AK188008097BR</text:p>
        </text:list-item>
        <text:list-item>
          <text:p text:style-name="P430">AK188785330BR</text:p>
        </text:list-item>
        <text:list-item>
          <text:p text:style-name="P431">AK186460256BR</text:p>
        </text:list-item>
        <text:list-item>
          <text:p text:style-name="P432">AA159913411BR</text:p>
        </text:list-item>
        <text:list-item>
          <text:p text:style-name="P433">AK186745911BR</text:p>
        </text:list-item>
        <text:list-item>
          <text:p text:style-name="P434">AK186398267BR</text:p>
        </text:list-item>
        <text:list-item>
          <text:p text:style-name="P435">AK188720815BR</text:p>
        </text:list-item>
        <text:list-item>
          <text:p text:style-name="P436">AK187613775BR</text:p>
        </text:list-item>
        <text:list-item>
          <text:p text:style-name="P437">AA160523339BR</text:p>
        </text:list-item>
        <text:list-item>
          <text:p text:style-name="P438">AK188010201BR</text:p>
        </text:list-item>
        <text:list-item>
          <text:p text:style-name="P439">AK187900731BR</text:p>
        </text:list-item>
        <text:list-item>
          <text:p text:style-name="P440">AK187589798BR</text:p>
        </text:list-item>
        <text:list-item>
          <text:p text:style-name="P441">AK187728146BR</text:p>
        </text:list-item>
        <text:list-item>
          <text:p text:style-name="P442">AA160554971BR</text:p>
        </text:list-item>
        <text:list-item>
          <text:p text:style-name="P443">AA160565055BR</text:p>
        </text:list-item>
        <text:list-item>
          <text:p text:style-name="P444">AA159637095BR</text:p>
        </text:list-item>
        <text:list-item>
          <text:p text:style-name="P445">AK186611415BR</text:p>
        </text:list-item>
        <text:list-item>
          <text:p text:style-name="P446">AA160692496BR</text:p>
        </text:list-item>
        <text:list-item>
          <text:p text:style-name="P447">AK187176978BR</text:p>
        </text:list-item>
        <text:list-item>
          <text:p text:style-name="P448">AA160604770BR</text:p>
        </text:list-item>
        <text:list-item>
          <text:p text:style-name="P449">AA160815822BR</text:p>
        </text:list-item>
        <text:list-item>
          <text:p text:style-name="P450">AK187238598BR</text:p>
        </text:list-item>
        <text:list-item>
          <text:p text:style-name="P451">AK188373625BR</text:p>
        </text:list-item>
        <text:list-item>
          <text:p text:style-name="P452">AK187565156BR</text:p>
        </text:list-item>
        <text:list-item>
          <text:p text:style-name="P453">AK188220151BR</text:p>
        </text:list-item>
        <text:list-item>
          <text:p text:style-name="P454">AK188648651BR</text:p>
        </text:list-item>
        <text:list-item>
          <text:p text:style-name="P455">AA159911747BR</text:p>
        </text:list-item>
        <text:list-item>
          <text:p text:style-name="P456">AA161004162BR</text:p>
        </text:list-item>
        <text:list-item>
          <text:p text:style-name="P457">AK187127760BR</text:p>
        </text:list-item>
        <text:list-item>
          <text:p text:style-name="P458">AK187544006BR</text:p>
        </text:list-item>
        <text:list-item>
          <text:p text:style-name="P459">AK189124735BR</text:p>
        </text:list-item>
        <text:list-item>
          <text:p text:style-name="P460">AK187412107BR</text:p>
        </text:list-item>
        <text:list-item>
          <text:p text:style-name="P461">AA161456176BR</text:p>
        </text:list-item>
        <text:list-item>
          <text:p text:style-name="P462">AK188908793BR</text:p>
        </text:list-item>
        <text:list-item>
          <text:p text:style-name="P463">AK189158742BR</text:p>
        </text:list-item>
        <text:list-item>
          <text:p text:style-name="P464">AK188324797BR</text:p>
        </text:list-item>
        <text:list-item>
          <text:p text:style-name="P465">AK187728999BR</text:p>
        </text:list-item>
        <text:list-item>
          <text:p text:style-name="P466">AK187109094BR</text:p>
        </text:list-item>
        <text:list-item>
          <text:p text:style-name="P467">AA160592802BR</text:p>
        </text:list-item>
        <text:list-item>
          <text:p text:style-name="P468">AK188212739BR</text:p>
        </text:list-item>
        <text:list-item>
          <text:p text:style-name="P469">AK187363255BR</text:p>
        </text:list-item>
        <text:list-item>
          <text:p text:style-name="P470">AA159715495BR</text:p>
        </text:list-item>
        <text:list-item>
          <text:p text:style-name="P471">AK189100098BR</text:p>
        </text:list-item>
        <text:list-item>
          <text:p text:style-name="P472">AK189721066BR</text:p>
        </text:list-item>
        <text:list-item>
          <text:p text:style-name="P473">AA161893565BR</text:p>
        </text:list-item>
        <text:list-item>
          <text:p text:style-name="P474">AK189185796BR</text:p>
        </text:list-item>
        <text:list-item>
          <text:p text:style-name="P475">AK189820801BR</text:p>
        </text:list-item>
        <text:list-item>
          <text:p text:style-name="P476">AK189738265BR</text:p>
        </text:list-item>
        <text:list-item>
          <text:p text:style-name="P477">AK187144683BR</text:p>
        </text:list-item>
        <text:list-item>
          <text:p text:style-name="P478">AK187028912BR</text:p>
        </text:list-item>
        <text:list-item>
          <text:p text:style-name="P479">AK189816299BR</text:p>
        </text:list-item>
        <text:list-item>
          <text:p text:style-name="P480">AK189006013BR</text:p>
        </text:list-item>
        <text:list-item>
          <text:p text:style-name="P481">AA161884475BR</text:p>
        </text:list-item>
        <text:list-item>
          <text:p text:style-name="P482">AA161539030BR</text:p>
        </text:list-item>
        <text:list-item>
          <text:p text:style-name="P483">AK189661380BR</text:p>
        </text:list-item>
        <text:list-item>
          <text:p text:style-name="P484">AK189340941BR</text:p>
        </text:list-item>
        <text:list-item>
          <text:p text:style-name="P485">AK189181542BR</text:p>
        </text:list-item>
        <text:list-item>
          <text:p text:style-name="P486">AK189202772BR</text:p>
        </text:list-item>
        <text:list-item>
          <text:p text:style-name="P487">AK187989518BR</text:p>
        </text:list-item>
        <text:list-item>
          <text:p text:style-name="P488">AK189749206BR</text:p>
        </text:list-item>
        <text:list-item>
          <text:p text:style-name="P489">AK189943377BR</text:p>
        </text:list-item>
        <text:list-item>
          <text:p text:style-name="P490">AK189766500BR</text:p>
        </text:list-item>
        <text:list-item>
          <text:p text:style-name="P491">AK189614495BR</text:p>
        </text:list-item>
        <text:list-item>
          <text:p text:style-name="P492">AA161553354BR</text:p>
        </text:list-item>
        <text:list-item>
          <text:p text:style-name="P493">AK189326746BR</text:p>
        </text:list-item>
        <text:list-item>
          <text:p text:style-name="P494">AK187142489BR</text:p>
        </text:list-item>
        <text:list-item>
          <text:p text:style-name="P495">AK187035989BR</text:p>
        </text:list-item>
        <text:list-item>
          <text:p text:style-name="P496">AA160218759BR</text:p>
        </text:list-item>
        <text:list-item>
          <text:p text:style-name="P497">AK188910766BR</text:p>
        </text:list-item>
        <text:list-item>
          <text:p text:style-name="P498">AK189186417BR</text:p>
        </text:list-item>
        <text:list-item>
          <text:p text:style-name="P499">AK186861020BR</text:p>
        </text:list-item>
        <text:list-item>
          <text:p text:style-name="P500">AK189240585BR</text:p>
        </text:list-item>
        <text:list-item>
          <text:p text:style-name="P501">AK186657911BR</text:p>
        </text:list-item>
        <text:list-item>
          <text:p text:style-name="P502">AK186994750BR</text:p>
        </text:list-item>
        <text:list-item>
          <text:p text:style-name="P503">AK186713777BR</text:p>
        </text:list-item>
        <text:list-item>
          <text:p text:style-name="P504">AK186985090BR</text:p>
        </text:list-item>
        <text:list-item>
          <text:p text:style-name="P505">AA160712743BR</text:p>
        </text:list-item>
        <text:list-item>
          <text:p text:style-name="P506">AA161996397BR</text:p>
        </text:list-item>
        <text:list-item>
          <text:p text:style-name="P507">AA161226725BR</text:p>
        </text:list-item>
        <text:list-item>
          <text:p text:style-name="P508">AA161503199BR</text:p>
        </text:list-item>
        <text:list-item>
          <text:p text:style-name="P509">AA160467005BR</text:p>
        </text:list-item>
        <text:list-item>
          <text:p text:style-name="P510">AA162045676BR</text:p>
        </text:list-item>
        <text:list-item>
          <text:p text:style-name="P511">AK189850043BR</text:p>
        </text:list-item>
        <text:list-item>
          <text:p text:style-name="P512">AK187889673BR</text:p>
        </text:list-item>
        <text:list-item>
          <text:p text:style-name="P513">AA162045061BR</text:p>
        </text:list-item>
        <text:list-item>
          <text:p text:style-name="P514">AA161120716BR</text:p>
        </text:list-item>
        <text:list-item>
          <text:p text:style-name="P515">AK189698787BR</text:p>
        </text:list-item>
        <text:list-item>
          <text:p text:style-name="P516">AK189355623BR</text:p>
        </text:list-item>
        <text:list-item>
          <text:p text:style-name="P517">AK189262759BR</text:p>
        </text:list-item>
        <text:list-item>
          <text:p text:style-name="P518">AK186381099BR</text:p>
        </text:list-item>
        <text:list-item>
          <text:p text:style-name="P519">AA161079599BR</text:p>
        </text:list-item>
        <text:list-item>
          <text:p text:style-name="P520">AK188746322BR</text:p>
        </text:list-item>
        <text:list-item>
          <text:p text:style-name="P521">AA159606230BR</text:p>
        </text:list-item>
        <text:list-item>
          <text:p text:style-name="P522">AK187404865BR</text:p>
        </text:list-item>
        <text:list-item>
          <text:p text:style-name="P523">AA161840925BR</text:p>
        </text:list-item>
        <text:list-item>
          <text:p text:style-name="P524">AK187838950BR</text:p>
        </text:list-item>
        <text:list-item>
          <text:p text:style-name="P525">AA160686884BR</text:p>
        </text:list-item>
        <text:list-item>
          <text:p text:style-name="P526">AK188717388BR</text:p>
        </text:list-item>
        <text:list-item>
          <text:p text:style-name="P527">AK187158387BR</text:p>
        </text:list-item>
        <text:list-item>
          <text:p text:style-name="P528">AK186916545BR</text:p>
        </text:list-item>
        <text:list-item>
          <text:p text:style-name="P529">AA160112055BR</text:p>
        </text:list-item>
        <text:list-item>
          <text:p text:style-name="P530">AK186397258BR</text:p>
        </text:list-item>
        <text:list-item>
          <text:p text:style-name="P531">AA161010724BR</text:p>
        </text:list-item>
        <text:list-item>
          <text:p text:style-name="P532">AK188541195BR</text:p>
        </text:list-item>
        <text:list-item>
          <text:p text:style-name="P533">AA160666584BR</text:p>
        </text:list-item>
        <text:list-item>
          <text:p text:style-name="P534">AK187542552BR</text:p>
        </text:list-item>
        <text:list-item>
          <text:p text:style-name="P535">AK187894660BR</text:p>
        </text:list-item>
        <text:list-item>
          <text:p text:style-name="P536">AA160887719BR</text:p>
        </text:list-item>
        <text:list-item>
          <text:p text:style-name="P537">AK187933108BR</text:p>
        </text:list-item>
        <text:list-item>
          <text:p text:style-name="P538">AK187549175BR</text:p>
        </text:list-item>
        <text:list-item>
          <text:p text:style-name="P539">AA160659084BR</text:p>
        </text:list-item>
        <text:list-item>
          <text:p text:style-name="P540">AK188553485BR</text:p>
        </text:list-item>
        <text:list-item>
          <text:p text:style-name="P541">AA160846365BR</text:p>
        </text:list-item>
        <text:list-item>
          <text:p text:style-name="P542">AK186346401BR</text:p>
        </text:list-item>
        <text:list-item>
          <text:p text:style-name="P543">AK189612239BR</text:p>
        </text:list-item>
        <text:list-item>
          <text:p text:style-name="P544">AK189427055BR</text:p>
        </text:list-item>
        <text:list-item>
          <text:p text:style-name="P545">AK189154025BR</text:p>
        </text:list-item>
        <text:list-item>
          <text:p text:style-name="P546">AK189676849BR</text:p>
        </text:list-item>
        <text:list-item>
          <text:p text:style-name="P547">AK188872144BR</text:p>
        </text:list-item>
        <text:list-item>
          <text:p text:style-name="P548">AK189942805BR</text:p>
        </text:list-item>
        <text:list-item>
          <text:p text:style-name="P549">AK189621655BR</text:p>
        </text:list-item>
        <text:list-item>
          <text:p text:style-name="P550">AK187275692BR</text:p>
        </text:list-item>
        <text:list-item>
          <text:p text:style-name="P551">AK187276636BR</text:p>
        </text:list-item>
        <text:list-item>
          <text:p text:style-name="P552">AA160602460BR</text:p>
        </text:list-item>
        <text:list-item>
          <text:p text:style-name="P553">AA161511907BR</text:p>
        </text:list-item>
        <text:list-item>
          <text:p text:style-name="P554">AK188863553BR</text:p>
        </text:list-item>
        <text:list-item>
          <text:p text:style-name="P555">AK187601882BR</text:p>
        </text:list-item>
        <text:list-item>
          <text:p text:style-name="P556">AK189952175BR</text:p>
        </text:list-item>
        <text:list-item>
          <text:p text:style-name="P557">AA160893855BR</text:p>
        </text:list-item>
        <text:list-item>
          <text:p text:style-name="P558">AK189545619BR</text:p>
        </text:list-item>
        <text:list-item>
          <text:p text:style-name="P559">AK189963045BR</text:p>
        </text:list-item>
        <text:list-item>
          <text:p text:style-name="P560">AA161898995BR</text:p>
        </text:list-item>
        <text:list-item>
          <text:p text:style-name="P561">AK189720763BR</text:p>
        </text:list-item>
        <text:list-item>
          <text:p text:style-name="P562">AA161673706BR</text:p>
        </text:list-item>
        <text:list-item>
          <text:p text:style-name="P563">AA161422257BR</text:p>
        </text:list-item>
        <text:list-item>
          <text:p text:style-name="P564">AK189870811BR</text:p>
        </text:list-item>
        <text:list-item>
          <text:p text:style-name="P565">AA161639347BR</text:p>
        </text:list-item>
        <text:list-item>
          <text:p text:style-name="P566">AK189078236BR</text:p>
        </text:list-item>
        <text:list-item>
          <text:p text:style-name="P567">AK189747474BR</text:p>
        </text:list-item>
        <text:list-item>
          <text:p text:style-name="P568">AK189622752BR</text:p>
        </text:list-item>
        <text:list-item>
          <text:p text:style-name="P569">AK189033172BR</text:p>
        </text:list-item>
        <text:list-item>
          <text:p text:style-name="P570">AK189583890BR</text:p>
        </text:list-item>
        <text:list-item>
          <text:p text:style-name="P571">AA161775166BR</text:p>
        </text:list-item>
        <text:list-item>
          <text:p text:style-name="P572">AK186532545BR</text:p>
        </text:list-item>
        <text:list-item>
          <text:p text:style-name="P573">AK186563525BR</text:p>
        </text:list-item>
        <text:list-item>
          <text:p text:style-name="P574">AK187037097BR</text:p>
        </text:list-item>
        <text:list-item>
          <text:p text:style-name="P575">AA160106885BR</text:p>
        </text:list-item>
        <text:list-item>
          <text:p text:style-name="P576">AK187199660BR</text:p>
        </text:list-item>
        <text:list-item>
          <text:p text:style-name="P577">AK187378856BR</text:p>
        </text:list-item>
        <text:list-item>
          <text:p text:style-name="P578">AK186649359BR</text:p>
        </text:list-item>
        <text:list-item>
          <text:p text:style-name="P579">AA160352909BR</text:p>
        </text:list-item>
        <text:list-item>
          <text:p text:style-name="P580">AA161429140BR</text:p>
        </text:list-item>
        <text:list-item>
          <text:p text:style-name="P581">AK189188041BR</text:p>
        </text:list-item>
        <text:list-item>
          <text:p text:style-name="P582">AK187892156BR</text:p>
        </text:list-item>
        <text:list-item>
          <text:p text:style-name="P583">AA159836343BR</text:p>
        </text:list-item>
        <text:list-item>
          <text:p text:style-name="P584"><text:span text:style-name="T585">AA159756849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05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l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100<text:s/>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181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05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05T19:05:00Z</meta:creation-date>
    <dc:date>2024-07-05T19:05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7" meta:word-count="614" meta:character-count="3927" meta:row-count="27" meta:non-whitespace-character-count="3320"/>
  </office:meta>
</office:document-meta>
</file>